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CacheAnnotation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CacheAnnotationTests.testKe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CacheAnnotationTests.testMultiEvict( CacheableService &lt; ? &gt;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